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35.49mm"/>
    </style:style>
    <style:style style:name="co4" style:family="table-column">
      <style:table-column-properties fo:break-before="auto" style:column-width="45.28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44.2mm"/>
    </style:style>
    <style:style style:name="co7" style:family="table-column">
      <style:table-column-properties fo:break-before="auto" style:column-width="7.97mm"/>
    </style:style>
    <style:style style:name="co8" style:family="table-column">
      <style:table-column-properties fo:break-before="auto" style:column-width="28.13mm"/>
    </style:style>
    <style:style style:name="co9" style:family="table-column">
      <style:table-column-properties fo:break-before="auto" style:column-width="4.97mm"/>
    </style:style>
    <style:style style:name="co10" style:family="table-column">
      <style:table-column-properties fo:break-before="auto" style:column-width="28.95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6.88mm"/>
    </style:style>
    <style:style style:name="co13" style:family="table-column">
      <style:table-column-properties fo:break-before="auto" style:column-width="46.65mm"/>
    </style:style>
    <style:style style:name="co14" style:family="table-column">
      <style:table-column-properties fo:break-before="auto" style:column-width="43.37mm"/>
    </style:style>
    <style:style style:name="co15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5" style:family="table-cell" style:parent-style-name="Default">
      <style:text-properties style:font-name="Arial"/>
    </style:style>
    <style:style style:name="ce2" style:family="table-cell" style:parent-style-name="Defaul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alidades" table:style-name="ta1">
        <table:table-column table:style-name="co1" table:number-columns-repeated="4" table:default-cell-style-name="ce5"/>
        <table:table-column table:style-name="co2" table:default-cell-style-name="ce5"/>
        <table:table-column table:style-name="co1" table:number-columns-repeated="59" table:default-cell-style-name="ce5"/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egiao_id</text:p>
          </table:table-cell>
          <table:table-cell office:value-type="string" calcext:value-type="string">
            <text:p>cidade_id</text:p>
          </table:table-cell>
          <table:table-cell office:value-type="string" calcext:value-type="string">
            <text:p>bairro_i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entr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Jardim Eldorad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Frei Damiã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Bela Vista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Ponte do Imaruim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Passa Vint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Caminho Nov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Forquilhinha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Roçad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Estreit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Coqueiro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Barreiro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Campina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Kobrasso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Itacorubi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Ingles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Lagoa da Conceiçã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60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gioes" table:style-name="ta1">
        <table:table-column table:style-name="co1" table:default-cell-style-name="ce5"/>
        <table:table-column table:style-name="co3" table:default-cell-style-name="ce5"/>
        <table:table-column table:style-name="co1" table:number-columns-repeated="62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ao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nde Florianópolis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de Curitiba</text:p>
          </table:table-cell>
          <table:table-cell table:number-columns-repeated="62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idades" table:style-name="ta1">
        <table:table-column table:style-name="co1" table:default-cell-style-name="ce5"/>
        <table:table-column table:style-name="co4" table:default-cell-style-name="ce5"/>
        <table:table-column table:style-name="co1" table:number-columns-repeated="62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dad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hoça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ão José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orianópolis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guaçu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nto Amaro do Imperatriz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ão Pedro de Alcântara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ritiba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nhais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irros" table:style-name="ta1">
        <table:table-column table:style-name="co1" table:default-cell-style-name="ce5"/>
        <table:table-column table:style-name="co5" table:default-cell-style-name="ce5"/>
        <table:table-column table:style-name="co1" table:number-columns-repeated="62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airro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ro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rdim Eldorado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i Damião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a Vista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nte do Imaruim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ssa Vinte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minho Novo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quilhinhas</text:p>
          </table:table-cell>
          <table:table-cell table:number-columns-repeated="6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çado</text:p>
          </table:table-cell>
          <table:table-cell table:number-columns-repeated="6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treito</text:p>
          </table:table-cell>
          <table:table-cell table:number-columns-repeated="6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queiros</text:p>
          </table:table-cell>
          <table:table-cell table:number-columns-repeated="6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rreiros</text:p>
          </table:table-cell>
          <table:table-cell table:number-columns-repeated="6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mpinas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obrassol</text:p>
          </table:table-cell>
          <table:table-cell table:number-columns-repeated="6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corubi</text:p>
          </table:table-cell>
          <table:table-cell table:number-columns-repeated="6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gleses</text:p>
          </table:table-cell>
          <table:table-cell table:number-columns-repeated="6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goa da Conceição</text:p>
          </table:table-cell>
          <table:table-cell table:number-columns-repeated="6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rces</text:p>
          </table:table-cell>
          <table:table-cell table:number-columns-repeated="6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queirão</text:p>
          </table:table-cell>
          <table:table-cell table:number-columns-repeated="6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Água Verde</text:p>
          </table:table-cell>
          <table:table-cell table:number-columns-repeated="6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axim</text:p>
          </table:table-cell>
          <table:table-cell table:number-columns-repeated="6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inheirinho</text:p>
          </table:table-cell>
          <table:table-cell table:number-columns-repeated="6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veve</text:p>
          </table:table-cell>
          <table:table-cell table:number-columns-repeated="6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la Esplanada</text:p>
          </table:table-cell>
          <table:table-cell table:number-columns-repeated="62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calidade_Seed" table:style-name="ta1"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ce5"/>
        <table:table-column table:style-name="co1" table:number-columns-repeated="56" table:default-cell-style-name="ce5"/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2]" office:value-type="string" office:string-value="SC" calcext:value-type="string">
            <text:p>SC</text:p>
          </table:table-cell>
          <table:table-cell office:value-type="string" calcext:value-type="string">
            <text:p>','regiao_id'=&gt;'</text:p>
          </table:table-cell>
          <table:table-cell table:formula="of:=[$Localidades.B2]" office:value-type="float" office:value="1" calcext:value-type="float">
            <text:p>1</text:p>
          </table:table-cell>
          <table:table-cell office:value-type="string" calcext:value-type="string">
            <text:p>','cidade_id'=&gt;'</text:p>
          </table:table-cell>
          <table:table-cell table:formula="of:=[$Localidades.C2]" office:value-type="float" office:value="1" calcext:value-type="float">
            <text:p>1</text:p>
          </table:table-cell>
          <table:table-cell office:value-type="string" calcext:value-type="string">
            <text:p>','bairro_id'=&gt;'</text:p>
          </table:table-cell>
          <table:table-cell table:formula="of:=[$Localidades.D2]" office:value-type="float" office:value="1" calcext:value-type="float">
            <text:p>1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3]" office:value-type="string" office:string-value="SC" calcext:value-type="string">
            <text:p>SC</text:p>
          </table:table-cell>
          <table:table-cell office:value-type="string" calcext:value-type="string">
            <text:p>','regiao_id'=&gt;'</text:p>
          </table:table-cell>
          <table:table-cell table:formula="of:=[$Localidades.B3]" office:value-type="float" office:value="1" calcext:value-type="float">
            <text:p>1</text:p>
          </table:table-cell>
          <table:table-cell office:value-type="string" calcext:value-type="string">
            <text:p>','cidade_id'=&gt;'</text:p>
          </table:table-cell>
          <table:table-cell table:formula="of:=[$Localidades.C3]" office:value-type="float" office:value="1" calcext:value-type="float">
            <text:p>1</text:p>
          </table:table-cell>
          <table:table-cell office:value-type="string" calcext:value-type="string">
            <text:p>','bairro_id'=&gt;'</text:p>
          </table:table-cell>
          <table:table-cell table:formula="of:=[$Localidades.D3]" office:value-type="float" office:value="2" calcext:value-type="float">
            <text:p>2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4]" office:value-type="string" office:string-value="SC" calcext:value-type="string">
            <text:p>SC</text:p>
          </table:table-cell>
          <table:table-cell office:value-type="string" calcext:value-type="string">
            <text:p>','regiao_id'=&gt;'</text:p>
          </table:table-cell>
          <table:table-cell table:formula="of:=[$Localidades.B4]" office:value-type="float" office:value="1" calcext:value-type="float">
            <text:p>1</text:p>
          </table:table-cell>
          <table:table-cell office:value-type="string" calcext:value-type="string">
            <text:p>','cidade_id'=&gt;'</text:p>
          </table:table-cell>
          <table:table-cell table:formula="of:=[$Localidades.C4]" office:value-type="float" office:value="1" calcext:value-type="float">
            <text:p>1</text:p>
          </table:table-cell>
          <table:table-cell office:value-type="string" calcext:value-type="string">
            <text:p>','bairro_id'=&gt;'</text:p>
          </table:table-cell>
          <table:table-cell table:formula="of:=[$Localidades.D4]" office:value-type="float" office:value="3" calcext:value-type="float">
            <text:p>3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5]" office:value-type="string" office:string-value="SC" calcext:value-type="string">
            <text:p>SC</text:p>
          </table:table-cell>
          <table:table-cell office:value-type="string" calcext:value-type="string">
            <text:p>','regiao_id'=&gt;'</text:p>
          </table:table-cell>
          <table:table-cell table:formula="of:=[$Localidades.B5]" office:value-type="float" office:value="1" calcext:value-type="float">
            <text:p>1</text:p>
          </table:table-cell>
          <table:table-cell office:value-type="string" calcext:value-type="string">
            <text:p>','cidade_id'=&gt;'</text:p>
          </table:table-cell>
          <table:table-cell table:formula="of:=[$Localidades.C5]" office:value-type="float" office:value="1" calcext:value-type="float">
            <text:p>1</text:p>
          </table:table-cell>
          <table:table-cell office:value-type="string" calcext:value-type="string">
            <text:p>','bairro_id'=&gt;'</text:p>
          </table:table-cell>
          <table:table-cell table:formula="of:=[$Localidades.D5]" office:value-type="float" office:value="4" calcext:value-type="float">
            <text:p>4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6]" office:value-type="string" office:string-value="SC" calcext:value-type="string">
            <text:p>SC</text:p>
          </table:table-cell>
          <table:table-cell office:value-type="string" calcext:value-type="string">
            <text:p>','regiao_id'=&gt;'</text:p>
          </table:table-cell>
          <table:table-cell table:formula="of:=[$Localidades.B6]" office:value-type="float" office:value="1" calcext:value-type="float">
            <text:p>1</text:p>
          </table:table-cell>
          <table:table-cell office:value-type="string" calcext:value-type="string">
            <text:p>','cidade_id'=&gt;'</text:p>
          </table:table-cell>
          <table:table-cell table:formula="of:=[$Localidades.C6]" office:value-type="float" office:value="1" calcext:value-type="float">
            <text:p>1</text:p>
          </table:table-cell>
          <table:table-cell office:value-type="string" calcext:value-type="string">
            <text:p>','bairro_id'=&gt;'</text:p>
          </table:table-cell>
          <table:table-cell table:formula="of:=[$Localidades.D6]" office:value-type="float" office:value="5" calcext:value-type="float">
            <text:p>5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7]" office:value-type="string" office:string-value="SC" calcext:value-type="string">
            <text:p>SC</text:p>
          </table:table-cell>
          <table:table-cell office:value-type="string" calcext:value-type="string">
            <text:p>','regiao_id'=&gt;'</text:p>
          </table:table-cell>
          <table:table-cell table:formula="of:=[$Localidades.B7]" office:value-type="float" office:value="1" calcext:value-type="float">
            <text:p>1</text:p>
          </table:table-cell>
          <table:table-cell office:value-type="string" calcext:value-type="string">
            <text:p>','cidade_id'=&gt;'</text:p>
          </table:table-cell>
          <table:table-cell table:formula="of:=[$Localidades.C7]" office:value-type="float" office:value="1" calcext:value-type="float">
            <text:p>1</text:p>
          </table:table-cell>
          <table:table-cell office:value-type="string" calcext:value-type="string">
            <text:p>','bairro_id'=&gt;'</text:p>
          </table:table-cell>
          <table:table-cell table:formula="of:=[$Localidades.D7]" office:value-type="float" office:value="6" calcext:value-type="float">
            <text:p>6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8]" office:value-type="string" office:string-value="SC" calcext:value-type="string">
            <text:p>SC</text:p>
          </table:table-cell>
          <table:table-cell office:value-type="string" calcext:value-type="string">
            <text:p>','regiao_id'=&gt;'</text:p>
          </table:table-cell>
          <table:table-cell table:formula="of:=[$Localidades.B8]" office:value-type="float" office:value="1" calcext:value-type="float">
            <text:p>1</text:p>
          </table:table-cell>
          <table:table-cell office:value-type="string" calcext:value-type="string">
            <text:p>','cidade_id'=&gt;'</text:p>
          </table:table-cell>
          <table:table-cell table:formula="of:=[$Localidades.C8]" office:value-type="float" office:value="1" calcext:value-type="float">
            <text:p>1</text:p>
          </table:table-cell>
          <table:table-cell office:value-type="string" calcext:value-type="string">
            <text:p>','bairro_id'=&gt;'</text:p>
          </table:table-cell>
          <table:table-cell table:formula="of:=[$Localidades.D8]" office:value-type="float" office:value="7" calcext:value-type="float">
            <text:p>7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9]" office:value-type="string" office:string-value="SC" calcext:value-type="string">
            <text:p>SC</text:p>
          </table:table-cell>
          <table:table-cell office:value-type="string" calcext:value-type="string">
            <text:p>','regiao_id'=&gt;'</text:p>
          </table:table-cell>
          <table:table-cell table:formula="of:=[$Localidades.B9]" office:value-type="float" office:value="1" calcext:value-type="float">
            <text:p>1</text:p>
          </table:table-cell>
          <table:table-cell office:value-type="string" calcext:value-type="string">
            <text:p>','cidade_id'=&gt;'</text:p>
          </table:table-cell>
          <table:table-cell table:formula="of:=[$Localidades.C9]" office:value-type="float" office:value="2" calcext:value-type="float">
            <text:p>2</text:p>
          </table:table-cell>
          <table:table-cell office:value-type="string" calcext:value-type="string">
            <text:p>','bairro_id'=&gt;'</text:p>
          </table:table-cell>
          <table:table-cell table:formula="of:=[$Localidades.D9]" office:value-type="float" office:value="8" calcext:value-type="float">
            <text:p>8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10]" office:value-type="string" office:string-value="SC" calcext:value-type="string">
            <text:p>SC</text:p>
          </table:table-cell>
          <table:table-cell office:value-type="string" calcext:value-type="string">
            <text:p>','regiao_id'=&gt;'</text:p>
          </table:table-cell>
          <table:table-cell table:formula="of:=[$Localidades.B10]" office:value-type="float" office:value="1" calcext:value-type="float">
            <text:p>1</text:p>
          </table:table-cell>
          <table:table-cell office:value-type="string" calcext:value-type="string">
            <text:p>','cidade_id'=&gt;'</text:p>
          </table:table-cell>
          <table:table-cell table:formula="of:=[$Localidades.C10]" office:value-type="float" office:value="2" calcext:value-type="float">
            <text:p>2</text:p>
          </table:table-cell>
          <table:table-cell office:value-type="string" calcext:value-type="string">
            <text:p>','bairro_id'=&gt;'</text:p>
          </table:table-cell>
          <table:table-cell table:formula="of:=[$Localidades.D10]" office:value-type="float" office:value="9" calcext:value-type="float">
            <text:p>9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11]" office:value-type="string" office:string-value="SC" calcext:value-type="string">
            <text:p>SC</text:p>
          </table:table-cell>
          <table:table-cell office:value-type="string" calcext:value-type="string">
            <text:p>','regiao_id'=&gt;'</text:p>
          </table:table-cell>
          <table:table-cell table:formula="of:=[$Localidades.B11]" office:value-type="float" office:value="1" calcext:value-type="float">
            <text:p>1</text:p>
          </table:table-cell>
          <table:table-cell office:value-type="string" calcext:value-type="string">
            <text:p>','cidade_id'=&gt;'</text:p>
          </table:table-cell>
          <table:table-cell table:formula="of:=[$Localidades.C11]" office:value-type="float" office:value="3" calcext:value-type="float">
            <text:p>3</text:p>
          </table:table-cell>
          <table:table-cell office:value-type="string" calcext:value-type="string">
            <text:p>','bairro_id'=&gt;'</text:p>
          </table:table-cell>
          <table:table-cell table:formula="of:=[$Localidades.D11]" office:value-type="float" office:value="10" calcext:value-type="float">
            <text:p>10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12]" office:value-type="string" office:string-value="SC" calcext:value-type="string">
            <text:p>SC</text:p>
          </table:table-cell>
          <table:table-cell office:value-type="string" calcext:value-type="string">
            <text:p>','regiao_id'=&gt;'</text:p>
          </table:table-cell>
          <table:table-cell table:formula="of:=[$Localidades.B12]" office:value-type="float" office:value="1" calcext:value-type="float">
            <text:p>1</text:p>
          </table:table-cell>
          <table:table-cell office:value-type="string" calcext:value-type="string">
            <text:p>','cidade_id'=&gt;'</text:p>
          </table:table-cell>
          <table:table-cell table:formula="of:=[$Localidades.C12]" office:value-type="float" office:value="3" calcext:value-type="float">
            <text:p>3</text:p>
          </table:table-cell>
          <table:table-cell office:value-type="string" calcext:value-type="string">
            <text:p>','bairro_id'=&gt;'</text:p>
          </table:table-cell>
          <table:table-cell table:formula="of:=[$Localidades.D12]" office:value-type="float" office:value="11" calcext:value-type="float">
            <text:p>11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13]" office:value-type="string" office:string-value="SC" calcext:value-type="string">
            <text:p>SC</text:p>
          </table:table-cell>
          <table:table-cell office:value-type="string" calcext:value-type="string">
            <text:p>','regiao_id'=&gt;'</text:p>
          </table:table-cell>
          <table:table-cell table:formula="of:=[$Localidades.B13]" office:value-type="float" office:value="1" calcext:value-type="float">
            <text:p>1</text:p>
          </table:table-cell>
          <table:table-cell office:value-type="string" calcext:value-type="string">
            <text:p>','cidade_id'=&gt;'</text:p>
          </table:table-cell>
          <table:table-cell table:formula="of:=[$Localidades.C13]" office:value-type="float" office:value="2" calcext:value-type="float">
            <text:p>2</text:p>
          </table:table-cell>
          <table:table-cell office:value-type="string" calcext:value-type="string">
            <text:p>','bairro_id'=&gt;'</text:p>
          </table:table-cell>
          <table:table-cell table:formula="of:=[$Localidades.D13]" office:value-type="float" office:value="12" calcext:value-type="float">
            <text:p>12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14]" office:value-type="string" office:string-value="SC" calcext:value-type="string">
            <text:p>SC</text:p>
          </table:table-cell>
          <table:table-cell office:value-type="string" calcext:value-type="string">
            <text:p>','regiao_id'=&gt;'</text:p>
          </table:table-cell>
          <table:table-cell table:formula="of:=[$Localidades.B14]" office:value-type="float" office:value="1" calcext:value-type="float">
            <text:p>1</text:p>
          </table:table-cell>
          <table:table-cell office:value-type="string" calcext:value-type="string">
            <text:p>','cidade_id'=&gt;'</text:p>
          </table:table-cell>
          <table:table-cell table:formula="of:=[$Localidades.C14]" office:value-type="float" office:value="2" calcext:value-type="float">
            <text:p>2</text:p>
          </table:table-cell>
          <table:table-cell office:value-type="string" calcext:value-type="string">
            <text:p>','bairro_id'=&gt;'</text:p>
          </table:table-cell>
          <table:table-cell table:formula="of:=[$Localidades.D14]" office:value-type="float" office:value="13" calcext:value-type="float">
            <text:p>13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15]" office:value-type="string" office:string-value="SC" calcext:value-type="string">
            <text:p>SC</text:p>
          </table:table-cell>
          <table:table-cell office:value-type="string" calcext:value-type="string">
            <text:p>','regiao_id'=&gt;'</text:p>
          </table:table-cell>
          <table:table-cell table:formula="of:=[$Localidades.B15]" office:value-type="float" office:value="1" calcext:value-type="float">
            <text:p>1</text:p>
          </table:table-cell>
          <table:table-cell office:value-type="string" calcext:value-type="string">
            <text:p>','cidade_id'=&gt;'</text:p>
          </table:table-cell>
          <table:table-cell table:formula="of:=[$Localidades.C15]" office:value-type="float" office:value="2" calcext:value-type="float">
            <text:p>2</text:p>
          </table:table-cell>
          <table:table-cell office:value-type="string" calcext:value-type="string">
            <text:p>','bairro_id'=&gt;'</text:p>
          </table:table-cell>
          <table:table-cell table:formula="of:=[$Localidades.D15]" office:value-type="float" office:value="14" calcext:value-type="float">
            <text:p>14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16]" office:value-type="string" office:string-value="SC" calcext:value-type="string">
            <text:p>SC</text:p>
          </table:table-cell>
          <table:table-cell office:value-type="string" calcext:value-type="string">
            <text:p>','regiao_id'=&gt;'</text:p>
          </table:table-cell>
          <table:table-cell table:formula="of:=[$Localidades.B16]" office:value-type="float" office:value="1" calcext:value-type="float">
            <text:p>1</text:p>
          </table:table-cell>
          <table:table-cell office:value-type="string" calcext:value-type="string">
            <text:p>','cidade_id'=&gt;'</text:p>
          </table:table-cell>
          <table:table-cell table:formula="of:=[$Localidades.C16]" office:value-type="float" office:value="3" calcext:value-type="float">
            <text:p>3</text:p>
          </table:table-cell>
          <table:table-cell office:value-type="string" calcext:value-type="string">
            <text:p>','bairro_id'=&gt;'</text:p>
          </table:table-cell>
          <table:table-cell table:formula="of:=[$Localidades.D16]" office:value-type="float" office:value="15" calcext:value-type="float">
            <text:p>15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17]" office:value-type="string" office:string-value="SC" calcext:value-type="string">
            <text:p>SC</text:p>
          </table:table-cell>
          <table:table-cell office:value-type="string" calcext:value-type="string">
            <text:p>','regiao_id'=&gt;'</text:p>
          </table:table-cell>
          <table:table-cell table:formula="of:=[$Localidades.B17]" office:value-type="float" office:value="1" calcext:value-type="float">
            <text:p>1</text:p>
          </table:table-cell>
          <table:table-cell office:value-type="string" calcext:value-type="string">
            <text:p>','cidade_id'=&gt;'</text:p>
          </table:table-cell>
          <table:table-cell table:formula="of:=[$Localidades.C17]" office:value-type="float" office:value="3" calcext:value-type="float">
            <text:p>3</text:p>
          </table:table-cell>
          <table:table-cell office:value-type="string" calcext:value-type="string">
            <text:p>','bairro_id'=&gt;'</text:p>
          </table:table-cell>
          <table:table-cell table:formula="of:=[$Localidades.D17]" office:value-type="float" office:value="16" calcext:value-type="float">
            <text:p>16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18]" office:value-type="string" office:string-value="SC" calcext:value-type="string">
            <text:p>SC</text:p>
          </table:table-cell>
          <table:table-cell office:value-type="string" calcext:value-type="string">
            <text:p>','regiao_id'=&gt;'</text:p>
          </table:table-cell>
          <table:table-cell table:formula="of:=[$Localidades.B18]" office:value-type="float" office:value="1" calcext:value-type="float">
            <text:p>1</text:p>
          </table:table-cell>
          <table:table-cell office:value-type="string" calcext:value-type="string">
            <text:p>','cidade_id'=&gt;'</text:p>
          </table:table-cell>
          <table:table-cell table:formula="of:=[$Localidades.C18]" office:value-type="float" office:value="3" calcext:value-type="float">
            <text:p>3</text:p>
          </table:table-cell>
          <table:table-cell office:value-type="string" calcext:value-type="string">
            <text:p>','bairro_id'=&gt;'</text:p>
          </table:table-cell>
          <table:table-cell table:formula="of:=[$Localidades.D18]" office:value-type="float" office:value="17" calcext:value-type="float">
            <text:p>17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19]" office:value-type="string" office:string-value="PR" calcext:value-type="string">
            <text:p>PR</text:p>
          </table:table-cell>
          <table:table-cell office:value-type="string" calcext:value-type="string">
            <text:p>','regiao_id'=&gt;'</text:p>
          </table:table-cell>
          <table:table-cell table:formula="of:=[$Localidades.B19]" office:value-type="float" office:value="2" calcext:value-type="float">
            <text:p>2</text:p>
          </table:table-cell>
          <table:table-cell office:value-type="string" calcext:value-type="string">
            <text:p>','cidade_id'=&gt;'</text:p>
          </table:table-cell>
          <table:table-cell table:formula="of:=[$Localidades.C19]" office:value-type="float" office:value="7" calcext:value-type="float">
            <text:p>7</text:p>
          </table:table-cell>
          <table:table-cell office:value-type="string" calcext:value-type="string">
            <text:p>','bairro_id'=&gt;'</text:p>
          </table:table-cell>
          <table:table-cell table:formula="of:=[$Localidades.D19]" office:value-type="float" office:value="18" calcext:value-type="float">
            <text:p>18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20]" office:value-type="string" office:string-value="PR" calcext:value-type="string">
            <text:p>PR</text:p>
          </table:table-cell>
          <table:table-cell office:value-type="string" calcext:value-type="string">
            <text:p>','regiao_id'=&gt;'</text:p>
          </table:table-cell>
          <table:table-cell table:formula="of:=[$Localidades.B20]" office:value-type="float" office:value="2" calcext:value-type="float">
            <text:p>2</text:p>
          </table:table-cell>
          <table:table-cell office:value-type="string" calcext:value-type="string">
            <text:p>','cidade_id'=&gt;'</text:p>
          </table:table-cell>
          <table:table-cell table:formula="of:=[$Localidades.C20]" office:value-type="float" office:value="7" calcext:value-type="float">
            <text:p>7</text:p>
          </table:table-cell>
          <table:table-cell office:value-type="string" calcext:value-type="string">
            <text:p>','bairro_id'=&gt;'</text:p>
          </table:table-cell>
          <table:table-cell table:formula="of:=[$Localidades.D20]" office:value-type="float" office:value="19" calcext:value-type="float">
            <text:p>19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21]" office:value-type="string" office:string-value="PR" calcext:value-type="string">
            <text:p>PR</text:p>
          </table:table-cell>
          <table:table-cell office:value-type="string" calcext:value-type="string">
            <text:p>','regiao_id'=&gt;'</text:p>
          </table:table-cell>
          <table:table-cell table:formula="of:=[$Localidades.B21]" office:value-type="float" office:value="2" calcext:value-type="float">
            <text:p>2</text:p>
          </table:table-cell>
          <table:table-cell office:value-type="string" calcext:value-type="string">
            <text:p>','cidade_id'=&gt;'</text:p>
          </table:table-cell>
          <table:table-cell table:formula="of:=[$Localidades.C21]" office:value-type="float" office:value="7" calcext:value-type="float">
            <text:p>7</text:p>
          </table:table-cell>
          <table:table-cell office:value-type="string" calcext:value-type="string">
            <text:p>','bairro_id'=&gt;'</text:p>
          </table:table-cell>
          <table:table-cell table:formula="of:=[$Localidades.D21]" office:value-type="float" office:value="20" calcext:value-type="float">
            <text:p>20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22]" office:value-type="string" office:string-value="PR" calcext:value-type="string">
            <text:p>PR</text:p>
          </table:table-cell>
          <table:table-cell office:value-type="string" calcext:value-type="string">
            <text:p>','regiao_id'=&gt;'</text:p>
          </table:table-cell>
          <table:table-cell table:formula="of:=[$Localidades.B22]" office:value-type="float" office:value="2" calcext:value-type="float">
            <text:p>2</text:p>
          </table:table-cell>
          <table:table-cell office:value-type="string" calcext:value-type="string">
            <text:p>','cidade_id'=&gt;'</text:p>
          </table:table-cell>
          <table:table-cell table:formula="of:=[$Localidades.C22]" office:value-type="float" office:value="7" calcext:value-type="float">
            <text:p>7</text:p>
          </table:table-cell>
          <table:table-cell office:value-type="string" calcext:value-type="string">
            <text:p>','bairro_id'=&gt;'</text:p>
          </table:table-cell>
          <table:table-cell table:formula="of:=[$Localidades.D22]" office:value-type="float" office:value="21" calcext:value-type="float">
            <text:p>21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23]" office:value-type="string" office:string-value="PR" calcext:value-type="string">
            <text:p>PR</text:p>
          </table:table-cell>
          <table:table-cell office:value-type="string" calcext:value-type="string">
            <text:p>','regiao_id'=&gt;'</text:p>
          </table:table-cell>
          <table:table-cell table:formula="of:=[$Localidades.B23]" office:value-type="float" office:value="2" calcext:value-type="float">
            <text:p>2</text:p>
          </table:table-cell>
          <table:table-cell office:value-type="string" calcext:value-type="string">
            <text:p>','cidade_id'=&gt;'</text:p>
          </table:table-cell>
          <table:table-cell table:formula="of:=[$Localidades.C23]" office:value-type="float" office:value="7" calcext:value-type="float">
            <text:p>7</text:p>
          </table:table-cell>
          <table:table-cell office:value-type="string" calcext:value-type="string">
            <text:p>','bairro_id'=&gt;'</text:p>
          </table:table-cell>
          <table:table-cell table:formula="of:=[$Localidades.D23]" office:value-type="float" office:value="22" calcext:value-type="float">
            <text:p>22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24]" office:value-type="string" office:string-value="PR" calcext:value-type="string">
            <text:p>PR</text:p>
          </table:table-cell>
          <table:table-cell office:value-type="string" calcext:value-type="string">
            <text:p>','regiao_id'=&gt;'</text:p>
          </table:table-cell>
          <table:table-cell table:formula="of:=[$Localidades.B24]" office:value-type="float" office:value="2" calcext:value-type="float">
            <text:p>2</text:p>
          </table:table-cell>
          <table:table-cell office:value-type="string" calcext:value-type="string">
            <text:p>','cidade_id'=&gt;'</text:p>
          </table:table-cell>
          <table:table-cell table:formula="of:=[$Localidades.C24]" office:value-type="float" office:value="7" calcext:value-type="float">
            <text:p>7</text:p>
          </table:table-cell>
          <table:table-cell office:value-type="string" calcext:value-type="string">
            <text:p>','bairro_id'=&gt;'</text:p>
          </table:table-cell>
          <table:table-cell table:formula="of:=[$Localidades.D24]" office:value-type="float" office:value="23" calcext:value-type="float">
            <text:p>23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25]" office:value-type="string" office:string-value="PR" calcext:value-type="string">
            <text:p>PR</text:p>
          </table:table-cell>
          <table:table-cell office:value-type="string" calcext:value-type="string">
            <text:p>','regiao_id'=&gt;'</text:p>
          </table:table-cell>
          <table:table-cell table:formula="of:=[$Localidades.B25]" office:value-type="float" office:value="2" calcext:value-type="float">
            <text:p>2</text:p>
          </table:table-cell>
          <table:table-cell office:value-type="string" calcext:value-type="string">
            <text:p>','cidade_id'=&gt;'</text:p>
          </table:table-cell>
          <table:table-cell table:formula="of:=[$Localidades.C25]" office:value-type="float" office:value="8" calcext:value-type="float">
            <text:p>8</text:p>
          </table:table-cell>
          <table:table-cell office:value-type="string" calcext:value-type="string">
            <text:p>','bairro_id'=&gt;'</text:p>
          </table:table-cell>
          <table:table-cell table:formula="of:=[$Localidades.D25]" office:value-type="float" office:value="24" calcext:value-type="float">
            <text:p>24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26]" office:value-type="float" office:value="0" calcext:value-type="float">
            <text:p>0</text:p>
          </table:table-cell>
          <table:table-cell office:value-type="string" calcext:value-type="string">
            <text:p>','regiao_id'=&gt;'</text:p>
          </table:table-cell>
          <table:table-cell table:formula="of:=[$Localidades.B26]" office:value-type="float" office:value="0" calcext:value-type="float">
            <text:p>0</text:p>
          </table:table-cell>
          <table:table-cell office:value-type="string" calcext:value-type="string">
            <text:p>','cidade_id'=&gt;'</text:p>
          </table:table-cell>
          <table:table-cell table:formula="of:=[$Localidades.C26]" office:value-type="float" office:value="0" calcext:value-type="float">
            <text:p>0</text:p>
          </table:table-cell>
          <table:table-cell office:value-type="string" calcext:value-type="string">
            <text:p>','bairro_id'=&gt;'</text:p>
          </table:table-cell>
          <table:table-cell table:formula="of:=[$Localidades.D26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27]" office:value-type="float" office:value="0" calcext:value-type="float">
            <text:p>0</text:p>
          </table:table-cell>
          <table:table-cell office:value-type="string" calcext:value-type="string">
            <text:p>','regiao_id'=&gt;'</text:p>
          </table:table-cell>
          <table:table-cell table:formula="of:=[$Localidades.B27]" office:value-type="float" office:value="0" calcext:value-type="float">
            <text:p>0</text:p>
          </table:table-cell>
          <table:table-cell office:value-type="string" calcext:value-type="string">
            <text:p>','cidade_id'=&gt;'</text:p>
          </table:table-cell>
          <table:table-cell table:formula="of:=[$Localidades.C27]" office:value-type="float" office:value="0" calcext:value-type="float">
            <text:p>0</text:p>
          </table:table-cell>
          <table:table-cell office:value-type="string" calcext:value-type="string">
            <text:p>','bairro_id'=&gt;'</text:p>
          </table:table-cell>
          <table:table-cell table:formula="of:=[$Localidades.D27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28]" office:value-type="float" office:value="0" calcext:value-type="float">
            <text:p>0</text:p>
          </table:table-cell>
          <table:table-cell office:value-type="string" calcext:value-type="string">
            <text:p>','regiao_id'=&gt;'</text:p>
          </table:table-cell>
          <table:table-cell table:formula="of:=[$Localidades.B28]" office:value-type="float" office:value="0" calcext:value-type="float">
            <text:p>0</text:p>
          </table:table-cell>
          <table:table-cell office:value-type="string" calcext:value-type="string">
            <text:p>','cidade_id'=&gt;'</text:p>
          </table:table-cell>
          <table:table-cell table:formula="of:=[$Localidades.C28]" office:value-type="float" office:value="0" calcext:value-type="float">
            <text:p>0</text:p>
          </table:table-cell>
          <table:table-cell office:value-type="string" calcext:value-type="string">
            <text:p>','bairro_id'=&gt;'</text:p>
          </table:table-cell>
          <table:table-cell table:formula="of:=[$Localidades.D28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29]" office:value-type="float" office:value="0" calcext:value-type="float">
            <text:p>0</text:p>
          </table:table-cell>
          <table:table-cell office:value-type="string" calcext:value-type="string">
            <text:p>','regiao_id'=&gt;'</text:p>
          </table:table-cell>
          <table:table-cell table:formula="of:=[$Localidades.B29]" office:value-type="float" office:value="0" calcext:value-type="float">
            <text:p>0</text:p>
          </table:table-cell>
          <table:table-cell office:value-type="string" calcext:value-type="string">
            <text:p>','cidade_id'=&gt;'</text:p>
          </table:table-cell>
          <table:table-cell table:formula="of:=[$Localidades.C29]" office:value-type="float" office:value="0" calcext:value-type="float">
            <text:p>0</text:p>
          </table:table-cell>
          <table:table-cell office:value-type="string" calcext:value-type="string">
            <text:p>','bairro_id'=&gt;'</text:p>
          </table:table-cell>
          <table:table-cell table:formula="of:=[$Localidades.D29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ocalidade::insert(['uf'=&gt;'</text:p>
          </table:table-cell>
          <table:table-cell table:formula="of:=[$Localidades.A30]" office:value-type="float" office:value="0" calcext:value-type="float">
            <text:p>0</text:p>
          </table:table-cell>
          <table:table-cell office:value-type="string" calcext:value-type="string">
            <text:p>','regiao_id'=&gt;'</text:p>
          </table:table-cell>
          <table:table-cell table:formula="of:=[$Localidades.B30]" office:value-type="float" office:value="0" calcext:value-type="float">
            <text:p>0</text:p>
          </table:table-cell>
          <table:table-cell office:value-type="string" calcext:value-type="string">
            <text:p>','cidade_id'=&gt;'</text:p>
          </table:table-cell>
          <table:table-cell table:formula="of:=[$Localidades.C30]" office:value-type="float" office:value="0" calcext:value-type="float">
            <text:p>0</text:p>
          </table:table-cell>
          <table:table-cell office:value-type="string" calcext:value-type="string">
            <text:p>','bairro_id'=&gt;'</text:p>
          </table:table-cell>
          <table:table-cell table:formula="of:=[$Localidades.D30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55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Instruções:</text:p>
          </table:table-cell>
          <table:table-cell table:number-columns-repeated="54"/>
        </table:table-row>
        <table:table-row table:style-name="ro1">
          <table:table-cell table:number-columns-repeated="9"/>
          <table:table-cell office:value-type="string" calcext:value-type="string">
            <text:p><text:span text:style-name="T1">Copie o valores gerados n</text:span>o arquivo LocalidadeSeeder.php</text:p>
          </table:table-cell>
          <table:table-cell table:number-columns-repeated="54"/>
        </table:table-row>
        <table:table-row table:style-name="ro1">
          <table:table-cell table:number-columns-repeated="9"/>
          <table:table-cell office:value-type="string" calcext:value-type="string">
            <text:p>php artisan migrate:fresh --seed</text:p>
          </table:table-cell>
          <table:table-cell table:number-columns-repeated="4"/>
          <table:table-cell table:style-name="Default"/>
          <table:table-cell table:number-columns-repeated="49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giao_Seed" table:style-name="ta1">
        <table:table-column table:style-name="co1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 table:formula="of:=[$Regioes.B2]" office:value-type="string" office:string-value="Grande Florianópolis" calcext:value-type="string">
            <text:p>Grande Florianópolis</text:p>
          </table:table-cell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 table:formula="of:=[$Regioes.B3]" office:value-type="string" office:string-value="Grande Curitiba" calcext:value-type="string">
            <text:p>Grande Curitiba</text:p>
          </table:table-cell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 table:formula="of:=[$Regioes.B4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 table:formula="of:=[$Regioes.B5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 table:formula="of:=[$Regioes.B6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 table:formula="of:=[$Regioes.B7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 table:formula="of:=[$Regioes.B8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 table:formula="of:=[$Regioes.B9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 table:formula="of:=[$Regioes.B10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 table:formula="of:=[$Regioes.B11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 table:style-name="ce5" table:formula="of:=[$Regioes.B12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 table:formula="of:=[$Regioes.B13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 table:formula="of:=[$Regioes.B14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 table:formula="of:=[$Regioes.B15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 table:formula="of:=[$Regioes.B16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 table:formula="of:=[$Regioes.B17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 table:formula="of:=[$Regioes.B18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 table:formula="of:=[$Regioes.B19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 table:formula="of:=[$Regioes.B20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/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/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/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/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/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/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/>
          <table:table-cell office:value-type="string" calcext:value-type="string">
            <text:p>']);</text:p>
          </table:table-cell>
        </table:table-row>
        <table:table-row table:style-name="ro1">
          <table:table-cell office:value-type="string" calcext:value-type="string">
            <text:p>Regioes::insert(['regiao'=&gt;'</text:p>
          </table:table-cell>
          <table:table-cell/>
          <table:table-cell office:value-type="string" calcext:value-type="string">
            <text:p>']);</text:p>
          </table:table-cell>
        </table:table-row>
      </table:table>
      <table:table table:name="Cidade_Seed" table:style-name="ta1">
        <table:table-column table:style-name="co14" table:default-cell-style-name="ce5"/>
        <table:table-column table:style-name="co4" table:default-cell-style-name="ce5"/>
        <table:table-column table:style-name="co1" table:number-columns-repeated="62" table:default-cell-style-name="ce5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2]" office:value-type="string" office:string-value="Palhoça" calcext:value-type="string">
            <text:p>Palhoça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3]" office:value-type="string" office:string-value="São José" calcext:value-type="string">
            <text:p>São José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4]" office:value-type="string" office:string-value="Florianópolis" calcext:value-type="string">
            <text:p>Florianópolis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5]" office:value-type="string" office:string-value="Biguaçu" calcext:value-type="string">
            <text:p>Biguaçu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6]" office:value-type="string" office:string-value="Santo Amaro do Imperatriz" calcext:value-type="string">
            <text:p>Santo Amaro do Imperatriz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7]" office:value-type="string" office:string-value="São Pedro de Alcântara" calcext:value-type="string">
            <text:p>São Pedro de Alcântara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8]" office:value-type="string" office:string-value="Curitiba" calcext:value-type="string">
            <text:p>Curitiba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9]" office:value-type="string" office:string-value="Pinhais" calcext:value-type="string">
            <text:p>Pinhais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10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11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12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13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14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15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16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17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18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19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20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21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 table:formula="of:=[$Cidades.B22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/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dade::insert(['cidade'=&gt;'</text:p>
          </table:table-cell>
          <table:table-cell/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irro_Seed" table:style-name="ta1">
        <table:table-column table:style-name="co15" table:default-cell-style-name="ce5"/>
        <table:table-column table:style-name="co5" table:default-cell-style-name="ce5"/>
        <table:table-column table:style-name="co1" table:number-columns-repeated="62" table:default-cell-style-name="ce5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2]" office:value-type="string" office:string-value="Centro" calcext:value-type="string">
            <text:p>Centro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3]" office:value-type="string" office:string-value="Jardim Eldorado" calcext:value-type="string">
            <text:p>Jardim Eldorado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4]" office:value-type="string" office:string-value="Frei Damião" calcext:value-type="string">
            <text:p>Frei Damião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5]" office:value-type="string" office:string-value="Bela Vista" calcext:value-type="string">
            <text:p>Bela Vista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6]" office:value-type="string" office:string-value="Ponte do Imaruim" calcext:value-type="string">
            <text:p>Ponte do Imaruim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7]" office:value-type="string" office:string-value="Passa Vinte" calcext:value-type="string">
            <text:p>Passa Vinte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8]" office:value-type="string" office:string-value="Caminho Novo" calcext:value-type="string">
            <text:p>Caminho Novo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9]" office:value-type="string" office:string-value="Forquilhinhas" calcext:value-type="string">
            <text:p>Forquilhinhas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10]" office:value-type="string" office:string-value="Roçado" calcext:value-type="string">
            <text:p>Roçado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11]" office:value-type="string" office:string-value="Estreito" calcext:value-type="string">
            <text:p>Estreito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12]" office:value-type="string" office:string-value="Coqueiros" calcext:value-type="string">
            <text:p>Coqueiros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13]" office:value-type="string" office:string-value="Barreiros" calcext:value-type="string">
            <text:p>Barreiros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14]" office:value-type="string" office:string-value="Campinas" calcext:value-type="string">
            <text:p>Campinas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15]" office:value-type="string" office:string-value="Kobrassol" calcext:value-type="string">
            <text:p>Kobrassol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16]" office:value-type="string" office:string-value="Itacorubi" calcext:value-type="string">
            <text:p>Itacorubi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17]" office:value-type="string" office:string-value="Ingleses" calcext:value-type="string">
            <text:p>Ingleses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18]" office:value-type="string" office:string-value="Lagoa da Conceição" calcext:value-type="string">
            <text:p>Lagoa da Conceição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19]" office:value-type="string" office:string-value="Merces" calcext:value-type="string">
            <text:p>Merces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20]" office:value-type="string" office:string-value="Boqueirão" calcext:value-type="string">
            <text:p>Boqueirão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21]" office:value-type="string" office:string-value="Água Verde" calcext:value-type="string">
            <text:p>Água Verde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22]" office:value-type="string" office:string-value="Xaxim" calcext:value-type="string">
            <text:p>Xaxim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23]" office:value-type="string" office:string-value="Pinheirinho" calcext:value-type="string">
            <text:p>Pinheirinho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24]" office:value-type="string" office:string-value="Juveve" calcext:value-type="string">
            <text:p>Juveve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25]" office:value-type="string" office:string-value="Vila Esplanada" calcext:value-type="string">
            <text:p>Vila Esplanada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26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27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28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29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rro::insert(['bairro'=&gt;'</text:p>
          </table:table-cell>
          <table:table-cell table:formula="of:=[$Bairros.B30]" office:value-type="float" office:value="0" calcext:value-type="float">
            <text:p>0</text:p>
          </table:table-cell>
          <table:table-cell office:value-type="string" calcext:value-type="string">
            <text:p>']);</text:p>
          </table:table-cell>
          <table:table-cell table:number-columns-repeated="61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23:17:33.20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30T21:26:26.477000000</meta:creation-date>
    <dc:date>2020-09-30T23:20:26.360000000</dc:date>
    <meta:editing-duration>PT1H6M5S</meta:editing-duration>
    <meta:editing-cycles>16</meta:editing-cycles>
    <meta:generator>LibreOffice/6.3.0.4$Windows_X86_64 LibreOffice_project/057fc023c990d676a43019934386b85b21a9ee99</meta:generator>
    <meta:document-statistic meta:table-count="8" meta:cell-count="682" meta:object-count="0"/>
  </office:meta>
</office:document-meta>
</file>